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50000021CBB6E6DF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7cm" svg:height="9.143cm" svg:x="3.796cm" svg:y="0.004cm">
          <draw:image xlink:href="Pictures/10000001000001C50000021CBB6E6DF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  <dc:date>2024-04-06T09:48:31.077101521</dc:date>
    <meta:editing-cycles>15</meta:editing-cycles>
    <meta:editing-duration>PT7H27M24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